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Sampl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SFSamplerGui.configure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SFSampl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Sampl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SFSamplerGui.createParamete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SFSamplerGui.createLanguag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SFSamplerGui.createFilenam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SFSamplerGui.BSFSampl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Sampl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SFSamplerGui.modifyTestElement( TestElement 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SFSamplerGui.createScrip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